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6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6.65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3.788cm"/>
    </style:style>
    <style:style style:name="co11" style:family="table-column">
      <style:table-column-properties fo:break-before="auto" style:column-width="6.735cm"/>
    </style:style>
    <style:style style:name="co12" style:family="table-column">
      <style:table-column-properties fo:break-before="auto" style:column-width="5.563cm"/>
    </style:style>
    <style:style style:name="co13" style:family="table-column">
      <style:table-column-properties fo:break-before="auto" style:column-width="6.68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7.632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7.687cm"/>
    </style:style>
    <style:style style:name="co21" style:family="table-column">
      <style:table-column-properties fo:break-before="auto" style:column-width="1.397cm"/>
    </style:style>
    <style:style style:name="co22" style:family="table-column">
      <style:table-column-properties fo:break-before="auto" style:column-width="1.178cm"/>
    </style:style>
    <style:style style:name="co23" style:family="table-column">
      <style:table-column-properties fo:break-before="auto" style:column-width="1.369cm"/>
    </style:style>
    <style:style style:name="co24" style:family="table-column">
      <style:table-column-properties fo:break-before="auto" style:column-width="6.08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6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number-columns-repeated="2" table:default-cell-style-name="Default"/>
        <table:table-column table:style-name="co16" table:visibility="collapse" table:number-columns-repeated="2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3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incomeInstrument</text:p>
          </table:table-cell>
          <table:table-cell office:value-type="string" calcext:value-type="string">
            <text:p>incomeAccount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outcomeInstrument</text:p>
          </table:table-cell>
          <table:table-cell office:value-type="string" calcext:value-type="string">
            <text:p>outcomeAccount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payee</text:p>
          </table:table-cell>
          <table:table-cell office:value-type="string" calcext:value-type="string">
            <text:p>reminderMarker</text:p>
          </table:table-cell>
          <table:table-cell office:value-type="string" calcext:value-type="string">
            <text:p>opIncome</text:p>
          </table:table-cell>
          <table:table-cell office:value-type="string" calcext:value-type="string">
            <text:p>opIncomeInstrument</text:p>
          </table:table-cell>
          <table:table-cell office:value-type="string" calcext:value-type="string">
            <text:p>opOutcome</text:p>
          </table:table-cell>
          <table:table-cell office:value-type="string" calcext:value-type="string">
            <text:p>opOutcomeInstrument</text:p>
          </table:table-cell>
          <table:table-cell office:value-type="string" calcext:value-type="string">
            <text:p>incomeBankID</text:p>
          </table:table-cell>
          <table:table-cell office:value-type="string" calcext:value-type="string">
            <text:p>outcomeBankI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riginalPayee</text:p>
          </table:table-cell>
          <table:table-cell office:value-type="string" calcext:value-type="string">
            <text:p>viewed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omment</text:p>
          </table:table-cell>
        </table:table-row>
        <table:table-row table:style-name="ro1" table:visibility="filter">
          <table:table-cell office:value-type="string" calcext:value-type="string">
            <text:p>7e7b1a87-0925-44ce-b463-af8df450db11</text:p>
          </table:table-cell>
          <table:table-cell office:value-type="float" office:value="1671623279" calcext:value-type="float">
            <text:p>1671623279</text:p>
          </table:table-cell>
          <table:table-cell office:value-type="float" office:value="1665412056" calcext:value-type="float">
            <text:p>166541205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Елена Владимировна Д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47659884034</text:p>
          </table:table-cell>
          <table:table-cell table:number-columns-repeated="2"/>
          <table:table-cell office:value-type="string" calcext:value-type="string">
            <text:p>2022-10-10</text:p>
          </table:table-cell>
          <table:table-cell office:value-type="string" calcext:value-type="string">
            <text:p>Елена Владимировна Д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8cb8d98-f401-433f-9b0d-f20e7fa615b2</text:p>
          </table:table-cell>
          <table:table-cell office:value-type="float" office:value="1671538582" calcext:value-type="float">
            <text:p>1671538582</text:p>
          </table:table-cell>
          <table:table-cell office:value-type="float" office:value="1667216185" calcext:value-type="float">
            <text:p>166721618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Наталья Валентиновна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48953703596</text:p>
          </table:table-cell>
          <table:table-cell table:number-columns-repeated="3"/>
          <table:table-cell office:value-type="string" calcext:value-type="string">
            <text:p>2022-10-31</text:p>
          </table:table-cell>
          <table:table-cell office:value-type="string" calcext:value-type="string">
            <text:p>Наталья Валентиновна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610a517-022b-46c0-9531-44e7d72fcbcf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484209" calcext:value-type="float">
            <text:p>16694842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Ольга Михайловна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527711108</text:p>
          </table:table-cell>
          <table:table-cell table:number-columns-repeated="2"/>
          <table:table-cell office:value-type="string" calcext:value-type="string">
            <text:p>2022-11-26</text:p>
          </table:table-cell>
          <table:table-cell office:value-type="string" calcext:value-type="string">
            <text:p>Ольга Михайловна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969ea20-8c26-4144-a8dc-e65d5f419fd2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485253" calcext:value-type="float">
            <text:p>166948525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Геннадий Гаврилович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528381448</text:p>
          </table:table-cell>
          <table:table-cell table:number-columns-repeated="2"/>
          <table:table-cell office:value-type="string" calcext:value-type="string">
            <text:p>2022-11-26</text:p>
          </table:table-cell>
          <table:table-cell office:value-type="string" calcext:value-type="string">
            <text:p>Геннадий Гаврило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c3431cd-8805-44fe-8607-8c95a19805b4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492635" calcext:value-type="float">
            <text:p>166949263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Роман Сергеевич Р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559816447</text:p>
          </table:table-cell>
          <table:table-cell table:number-columns-repeated="3"/>
          <table:table-cell office:value-type="string" calcext:value-type="string">
            <text:p>2022-11-26</text:p>
          </table:table-cell>
          <table:table-cell office:value-type="string" calcext:value-type="string">
            <text:p>Роман Сергеевич Р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fc69f3e-a48c-4205-ad5a-a43dc63bbffa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30602" calcext:value-type="float">
            <text:p>166953060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string" calcext:value-type="string">
            <text:p>Светлана Николаевна Л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540535699</text:p>
          </table:table-cell>
          <table:table-cell table:number-columns-repeated="2"/>
          <table:table-cell office:value-type="string" calcext:value-type="string">
            <text:p>2022-11-27</text:p>
          </table:table-cell>
          <table:table-cell office:value-type="string" calcext:value-type="string">
            <text:p>Светлана Николаевна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842505f-e4d5-4e21-b1ff-f0136b7759ac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36449" calcext:value-type="float">
            <text:p>166953644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Анна Андрее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559816462</text:p>
          </table:table-cell>
          <table:table-cell table:number-columns-repeated="3"/>
          <table:table-cell office:value-type="string" calcext:value-type="string">
            <text:p>2022-11-27</text:p>
          </table:table-cell>
          <table:table-cell office:value-type="string" calcext:value-type="string">
            <text:p>Анна Андрее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4c6e440-2c8e-4aca-b8a1-37da2ef40611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51335" calcext:value-type="float">
            <text:p>166955133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['a7e4bc52-4acf-4e61-b645-999653515990']</text:p>
          </table:table-cell>
          <table:table-cell office:value-type="string" calcext:value-type="string">
            <text:p>64abd7d9-5820-473c-b4a5-c07fd063098c</text:p>
          </table:table-cell>
          <table:table-cell office:value-type="string" calcext:value-type="string">
            <text:p>МГТ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559872448</text:p>
          </table:table-cell>
          <table:table-cell table:number-columns-repeated="2"/>
          <table:table-cell office:value-type="string" calcext:value-type="string">
            <text:p>2022-11-27</text:p>
          </table:table-cell>
          <table:table-cell office:value-type="string" calcext:value-type="string">
            <text:p>МГТС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Оплата услуг</text:p>
          </table:table-cell>
        </table:table-row>
        <table:table-row table:style-name="ro1" table:visibility="filter">
          <table:table-cell office:value-type="string" calcext:value-type="string">
            <text:p>c7de07b5-9f6a-4146-9ac7-84c00227a747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37496" calcext:value-type="float">
            <text:p>166953749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bafa83ab-6dc0-4622-8983-255a55aadd4e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559816470</text:p>
          </table:table-cell>
          <table:table-cell table:number-columns-repeated="3"/>
          <table:table-cell office:value-type="string" calcext:value-type="string">
            <text:p>2022-11-2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 table:visibility="filter">
          <table:table-cell office:value-type="string" calcext:value-type="string">
            <text:p>58f0f642-98ea-40c5-9e5b-4f4b7bd99ccf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48129" calcext:value-type="float">
            <text:p>166954812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ндрей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inkoff][reg]-36289454725</text:p>
          </table:table-cell>
          <table:table-cell table:number-columns-repeated="3"/>
          <table:table-cell office:value-type="string" calcext:value-type="string">
            <text:p>2022-11-27</text:p>
          </table:table-cell>
          <table:table-cell office:value-type="string" calcext:value-type="string">
            <text:p>Андрей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c148ac83-da4d-4b06-865b-59b2bf2ee03f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57789" calcext:value-type="float">
            <text:p>166965778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Роман Сергеевич Р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32298350</text:p>
          </table:table-cell>
          <table:table-cell table:number-columns-repeated="3"/>
          <table:table-cell office:value-type="string" calcext:value-type="string">
            <text:p>2022-11-28</text:p>
          </table:table-cell>
          <table:table-cell office:value-type="string" calcext:value-type="string">
            <text:p>Роман Сергеевич Р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bf363654-e6e6-4163-9071-f507f5add470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40590" calcext:value-type="float">
            <text:p>166964059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Роман Валерьевич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20223731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Роман Валерье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23abb1e-d3ec-44f3-ad03-c360eb023dad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42957" calcext:value-type="float">
            <text:p>16696429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Каролина Валерьевна А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22842244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Каролина Валерьевна А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0fd2e00-4b92-41d1-a10c-98c4de3015f4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25532" calcext:value-type="float">
            <text:p>166962553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64.96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02800078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fb8c711d-c394-4712-90a9-16b7cbd85799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25595" calcext:value-type="float">
            <text:p>166962559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502.68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Юлия Викторовна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02869851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Юлия Викторовна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80d8a4f-a65b-463d-b7ea-ee567df70505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65704" calcext:value-type="float">
            <text:p>166966570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Speciality Service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364020415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Speciality Servic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571df1b-aab5-4336-9fd5-935e943ec231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69717007" calcext:value-type="float">
            <text:p>166971700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Игоревич Л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32298370</text:p>
          </table:table-cell>
          <table:table-cell table:number-columns-repeated="3"/>
          <table:table-cell office:value-type="string" calcext:value-type="string">
            <text:p>2022-11-29</text:p>
          </table:table-cell>
          <table:table-cell office:value-type="string" calcext:value-type="string">
            <text:p>Алексей Игоревич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2f0730b-f09b-40e6-94fd-a97a006771de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709761" calcext:value-type="float">
            <text:p>166970976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/>
          <table:table-cell office:value-type="string" calcext:value-type="string">
            <text:p>Дмитрий Михайлович Я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32298357</text:p>
          </table:table-cell>
          <table:table-cell table:number-columns-repeated="3"/>
          <table:table-cell office:value-type="string" calcext:value-type="string">
            <text:p>2022-11-29</text:p>
          </table:table-cell>
          <table:table-cell office:value-type="string" calcext:value-type="string">
            <text:p>Дмитрий Михайлович Я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ce9c47b0-ef35-4f99-a827-75056d4c0f9f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718150" calcext:value-type="float">
            <text:p>166971815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Айша Мансуровна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71603296</text:p>
          </table:table-cell>
          <table:table-cell table:number-columns-repeated="2"/>
          <table:table-cell office:value-type="string" calcext:value-type="string">
            <text:p>2022-11-29</text:p>
          </table:table-cell>
          <table:table-cell office:value-type="string" calcext:value-type="string">
            <text:p>Айша Мансуровна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9091b92-d221-4272-9584-8b94ddbec5f9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04220" calcext:value-type="float">
            <text:p>166980422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18b79c-6bc2-41fb-bc07-fc48b352a77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18b79c-6bc2-41fb-bc07-fc48b352a77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'0bb1c365-57f9-4de5-8b93-224cde28644f']</text:p>
          </table:table-cell>
          <table:table-cell/>
          <table:table-cell office:value-type="string" calcext:value-type="string">
            <text:p>Shkolagranya.getcourse.r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yandex-money][reg]-723119420600965096</text:p>
          </table:table-cell>
          <table:table-cell table:number-columns-repeated="2"/>
          <table:table-cell office:value-type="string" calcext:value-type="string">
            <text:p>2022-11-30</text:p>
          </table:table-cell>
          <table:table-cell office:value-type="string" calcext:value-type="string">
            <text:p>Shkolagranya.getcourse.ru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9f4c1d7-7f4f-45e4-9709-65f64a5b4366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16230" calcext:value-type="float">
            <text:p>166981623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Роман Сергеевич Р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750484708</text:p>
          </table:table-cell>
          <table:table-cell table:number-columns-repeated="2"/>
          <table:table-cell office:value-type="string" calcext:value-type="string">
            <text:p>2022-11-30</text:p>
          </table:table-cell>
          <table:table-cell office:value-type="string" calcext:value-type="string">
            <text:p>Роман Сергеевич Р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f8c7bec-56c2-4227-97a7-638fbfb32ae5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69803769" calcext:value-type="float">
            <text:p>166980376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35483024</text:p>
          </table:table-cell>
          <table:table-cell table:number-columns-repeated="3"/>
          <table:table-cell office:value-type="string" calcext:value-type="string">
            <text:p>2022-11-30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2fb6f9fc-af1e-4f4a-8f7e-a91924cde428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14493" calcext:value-type="float">
            <text:p>166981449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748374915</text:p>
          </table:table-cell>
          <table:table-cell table:number-columns-repeated="2"/>
          <table:table-cell office:value-type="string" calcext:value-type="string">
            <text:p>2022-11-30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59dc854-2a42-40c0-bcd0-142e3542dd59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32937" calcext:value-type="float">
            <text:p>166983293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99528933</text:p>
          </table:table-cell>
          <table:table-cell table:number-columns-repeated="3"/>
          <table:table-cell office:value-type="string" calcext:value-type="string">
            <text:p>2022-11-3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ca63bc1d-0e9f-4b8f-9a41-91e2f10949ba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21899" calcext:value-type="float">
            <text:p>166992189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845361490</text:p>
          </table:table-cell>
          <table:table-cell table:number-columns-repeated="3"/>
          <table:table-cell office:value-type="string" calcext:value-type="string">
            <text:p>2022-12-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d234ee79-6899-4de8-bff6-58008b50f888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10659" calcext:value-type="float">
            <text:p>166991065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398.03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25837830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76cef94-cf63-4112-abe5-56a86df36d0c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14946" calcext:value-type="float">
            <text:p>166991494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['91a5de87-15ea-4d3d-a616-dc012aae5c0c']</text:p>
          </table:table-cell>
          <table:table-cell/>
          <table:table-cell office:value-type="string" calcext:value-type="string">
            <text:p>Севастьян Викторович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30010591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Севастьян Викторович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30ea7899-a126-4c7b-8f8f-3a4be7a057a7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12647" calcext:value-type="float">
            <text:p>166991264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['91a5de87-15ea-4d3d-a616-dc012aae5c0c']</text:p>
          </table:table-cell>
          <table:table-cell/>
          <table:table-cell office:value-type="string" calcext:value-type="string">
            <text:p>Андрей Александр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27853152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Андрей Александр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85b932d-c0a2-4d72-9ca1-17fe7bb0e389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69915452" calcext:value-type="float">
            <text:p>166991545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['91a5de87-15ea-4d3d-a616-dc012aae5c0c']</text:p>
          </table:table-cell>
          <table:table-cell/>
          <table:table-cell office:value-type="string" calcext:value-type="string">
            <text:p>Мария Андреевна Г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30483556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Мария Андреевна Г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dd5634b2-a657-4b3c-a6ca-8e842d0b33d4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92809" calcext:value-type="float">
            <text:p>16698928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Дмитрий Викторович Б</text:p>
          </table:table-cell>
          <table:table-cell office:value-type="string" calcext:value-type="string">
            <text:p>dd093290-df4c-4d37-a642-470ed91a6ee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04825881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Дмитрий Викторович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513d7828-364a-4c7b-b9ac-f78148cfa8c1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92848" calcext:value-type="float">
            <text:p>166989284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Марина Викторовна Б</text:p>
          </table:table-cell>
          <table:table-cell office:value-type="string" calcext:value-type="string">
            <text:p>41b56bca-cd40-4a0d-889d-1e5ce86b835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04873917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Марина Викторовна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7e99ce5-2ce8-47b9-a23b-6185eaefaf64</text:p>
          </table:table-cell>
          <table:table-cell office:value-type="float" office:value="1669910487" calcext:value-type="float">
            <text:p>1669910487</text:p>
          </table:table-cell>
          <table:table-cell office:value-type="float" office:value="1669892809" calcext:value-type="float">
            <text:p>16698928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250" calcext:value-type="float">
            <text:p>13250</text:p>
          </table:table-cell>
          <table:table-cell table:number-columns-repeated="2"/>
          <table:table-cell office:value-type="string" calcext:value-type="string">
            <text:p>Дмитрий Викторович Б</text:p>
          </table:table-cell>
          <table:table-cell table:number-columns-repeated="9"/>
          <table:table-cell office:value-type="string" calcext:value-type="string">
            <text:p>2022-12-01</text:p>
          </table:table-cell>
          <table:table-cell office:value-type="string" calcext:value-type="string">
            <text:p>Дмитрий Викторович Б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e9b422b-f0e1-4746-801b-7185b416ba08</text:p>
          </table:table-cell>
          <table:table-cell office:value-type="float" office:value="1669910487" calcext:value-type="float">
            <text:p>1669910487</text:p>
          </table:table-cell>
          <table:table-cell office:value-type="float" office:value="1669892848" calcext:value-type="float">
            <text:p>166989284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Марина Викторовна Б</text:p>
          </table:table-cell>
          <table:table-cell table:number-columns-repeated="9"/>
          <table:table-cell office:value-type="string" calcext:value-type="string">
            <text:p>2022-12-01</text:p>
          </table:table-cell>
          <table:table-cell office:value-type="string" calcext:value-type="string">
            <text:p>Марина Викторовна Б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3036041d-77f4-4403-9864-95f0b3412d11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10965" calcext:value-type="float">
            <text:p>166991096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524166857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b7e73351-5345-4627-9157-91975f5f3482</text:p>
          </table:table-cell>
          <table:table-cell office:value-type="float" office:value="1670788810" calcext:value-type="float">
            <text:p>1670788810</text:p>
          </table:table-cell>
          <table:table-cell office:value-type="float" office:value="1670002981" calcext:value-type="float">
            <text:p>167000298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52636810</text:p>
          </table:table-cell>
          <table:table-cell table:number-columns-repeated="3"/>
          <table:table-cell office:value-type="string" calcext:value-type="string">
            <text:p>2022-12-02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f3d9a3e-1eca-45b3-b3c9-08e8450c25c3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69983799" calcext:value-type="float">
            <text:p>166998379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['91a5de87-15ea-4d3d-a616-dc012aae5c0c']</text:p>
          </table:table-cell>
          <table:table-cell/>
          <table:table-cell office:value-type="string" calcext:value-type="string">
            <text:p>Самия Хайрулловна А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79888458</text:p>
          </table:table-cell>
          <table:table-cell table:number-columns-repeated="2"/>
          <table:table-cell office:value-type="string" calcext:value-type="string">
            <text:p>2022-12-02</text:p>
          </table:table-cell>
          <table:table-cell office:value-type="string" calcext:value-type="string">
            <text:p>Самия Хайрулловна А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53173713-8eb1-4a3d-a0f1-1b6192fe0a58</text:p>
          </table:table-cell>
          <table:table-cell office:value-type="float" office:value="1670135096" calcext:value-type="float">
            <text:p>1670135096</text:p>
          </table:table-cell>
          <table:table-cell office:value-type="float" office:value="1670062254" calcext:value-type="float">
            <text:p>167006225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400" calcext:value-type="float">
            <text:p>5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Анна Андрее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52636825</text:p>
          </table:table-cell>
          <table:table-cell table:number-columns-repeated="3"/>
          <table:table-cell office:value-type="string" calcext:value-type="string">
            <text:p>2022-12-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94c52a4-0085-434b-9843-00cdb2125e55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70088220" calcext:value-type="float">
            <text:p>167008822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956753953</text:p>
          </table:table-cell>
          <table:table-cell table:number-columns-repeated="2"/>
          <table:table-cell office:value-type="string" calcext:value-type="string">
            <text:p>2022-12-03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5a50ab20-5dee-4ed2-bed4-a1bf93e10ac0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70046576" calcext:value-type="float">
            <text:p>167004657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['c62ddbc8-b59e-4403-84c8-b0da72387118']</text:p>
          </table:table-cell>
          <table:table-cell/>
          <table:table-cell office:value-type="string" calcext:value-type="string">
            <text:p>МТ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916595069</text:p>
          </table:table-cell>
          <table:table-cell table:number-columns-repeated="2"/>
          <table:table-cell office:value-type="string" calcext:value-type="string">
            <text:p>2022-12-03</text:p>
          </table:table-cell>
          <table:table-cell office:value-type="string" calcext:value-type="string">
            <text:p>МТС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Оплата услуг</text:p>
          </table:table-cell>
        </table:table-row>
        <table:table-row table:style-name="ro1">
          <table:table-cell office:value-type="string" calcext:value-type="string">
            <text:p>8edd30c4-7d3b-4ef3-b859-5943f673d765</text:p>
          </table:table-cell>
          <table:table-cell office:value-type="float" office:value="1670135017" calcext:value-type="float">
            <text:p>1670135017</text:p>
          </table:table-cell>
          <table:table-cell office:value-type="float" office:value="1670100317" calcext:value-type="float">
            <text:p>16701003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22078e-4ef4-4b01-b816-555bbdaa074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22078e-4ef4-4b01-b816-555bbdaa074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'09f98d93-ddfe-4467-9357-986a7b91463b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647676915</text:p>
          </table:table-cell>
          <table:table-cell table:number-columns-repeated="2"/>
          <table:table-cell office:value-type="string" calcext:value-type="string">
            <text:p>2022-12-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Комиссия: Плата за обслуживание</text:p>
          </table:table-cell>
        </table:table-row>
        <table:table-row table:style-name="ro1">
          <table:table-cell office:value-type="string" calcext:value-type="string">
            <text:p>5c491e4a-df54-458d-9b92-b98ffd258d2f</text:p>
          </table:table-cell>
          <table:table-cell office:value-type="float" office:value="1670082650" calcext:value-type="float">
            <text:p>1670082650</text:p>
          </table:table-cell>
          <table:table-cell office:value-type="float" office:value="1670049942" calcext:value-type="float">
            <text:p>167004994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22078e-4ef4-4b01-b816-555bbdaa074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22078e-4ef4-4b01-b816-555bbdaa074e</text:p>
          </table:table-cell>
          <table:table-cell office:value-type="float" office:value="35900" calcext:value-type="float">
            <text:p>35900</text:p>
          </table:table-cell>
          <table:table-cell office:value-type="string" calcext:value-type="string">
            <text:p>['f181bb74-3923-4304-b098-6587ce0cfb46']</text:p>
          </table:table-cell>
          <table:table-cell/>
          <table:table-cell office:value-type="string" calcext:value-type="string">
            <text:p>Magazin Kazanti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600024741</text:p>
          </table:table-cell>
          <table:table-cell office:value-type="string" calcext:value-type="string">
            <text:p>36.6886137</text:p>
          </table:table-cell>
          <table:table-cell office:value-type="string" calcext:value-type="string">
            <text:p>55.9013536</text:p>
          </table:table-cell>
          <table:table-cell office:value-type="string" calcext:value-type="string">
            <text:p>2022-12-03</text:p>
          </table:table-cell>
          <table:table-cell office:value-type="string" calcext:value-type="string">
            <text:p>Magazin Kazanti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b440969e-1028-4802-9081-eded3847da3f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145395" calcext:value-type="float">
            <text:p>167014539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79559347</text:p>
          </table:table-cell>
          <table:table-cell table:number-columns-repeated="3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ca70552-f473-4252-9683-b5f2ca6b62c9</text:p>
          </table:table-cell>
          <table:table-cell office:value-type="float" office:value="1670135088" calcext:value-type="float">
            <text:p>1670135088</text:p>
          </table:table-cell>
          <table:table-cell office:value-type="float" office:value="1670132182" calcext:value-type="float">
            <text:p>167013218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67233856</text:p>
          </table:table-cell>
          <table:table-cell table:number-columns-repeated="3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16b46d96-8216-49b6-9f46-23457c07595f</text:p>
          </table:table-cell>
          <table:table-cell office:value-type="float" office:value="1670218699" calcext:value-type="float">
            <text:p>1670218699</text:p>
          </table:table-cell>
          <table:table-cell office:value-type="float" office:value="1670140387" calcext:value-type="float">
            <text:p>167014038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479d665c-f342-498f-bc99-a29889908c82</text:p>
          </table:table-cell>
          <table:table-cell office:value-type="float" office:value="1670218699" calcext:value-type="float">
            <text:p>1670218699</text:p>
          </table:table-cell>
          <table:table-cell office:value-type="float" office:value="1670140386" calcext:value-type="float">
            <text:p>16701403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 table:number-columns-repeated="11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8bd0d012-2b67-4ed7-97ee-5b40824c58a4</text:p>
          </table:table-cell>
          <table:table-cell office:value-type="float" office:value="1670788917" calcext:value-type="float">
            <text:p>1670788917</text:p>
          </table:table-cell>
          <table:table-cell office:value-type="float" office:value="1670135770" calcext:value-type="float">
            <text:p>167013577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Марина Викторовна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967760109</text:p>
          </table:table-cell>
          <table:table-cell table:number-columns-repeated="2"/>
          <table:table-cell office:value-type="string" calcext:value-type="string">
            <text:p>2022-12-04</text:p>
          </table:table-cell>
          <table:table-cell office:value-type="string" calcext:value-type="string">
            <text:p>Марина Викторовна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7dcf180-a4db-45a1-99db-a6e980dbb0dc</text:p>
          </table:table-cell>
          <table:table-cell office:value-type="float" office:value="1670218699" calcext:value-type="float">
            <text:p>1670218699</text:p>
          </table:table-cell>
          <table:table-cell office:value-type="float" office:value="1670140386" calcext:value-type="float">
            <text:p>16701403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79559338</text:p>
          </table:table-cell>
          <table:table-cell table:number-columns-repeated="3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ce9ebd9-9130-496b-95b3-d52f0df9fa53</text:p>
          </table:table-cell>
          <table:table-cell office:value-type="float" office:value="1670148685" calcext:value-type="float">
            <text:p>1670148685</text:p>
          </table:table-cell>
          <table:table-cell office:value-type="float" office:value="1670135287" calcext:value-type="float">
            <text:p>167013528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653619228</text:p>
          </table:table-cell>
          <table:table-cell table:number-columns-repeated="2"/>
          <table:table-cell office:value-type="string" calcext:value-type="string">
            <text:p>2022-12-04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e9ffb28-3ae9-47bd-89ee-74cf6724b7c6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238911" calcext:value-type="float">
            <text:p>167023891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/>
          <table:table-cell office:value-type="string" calcext:value-type="string">
            <text:p>Армине Гамлетовна П.</text:p>
          </table:table-cell>
          <table:table-cell table:number-columns-repeated="9"/>
          <table:table-cell office:value-type="string" calcext:value-type="string">
            <text:p>2022-12-05</text:p>
          </table:table-cell>
          <table:table-cell office:value-type="string" calcext:value-type="string">
            <text:p>Армине Гамлетовна П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eafd86fe-ff98-43d0-9a7a-9dccafb75f9c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238912" calcext:value-type="float">
            <text:p>16702389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рмине Гамлетовна П.</text:p>
          </table:table-cell>
          <table:table-cell table:number-columns-repeated="9"/>
          <table:table-cell office:value-type="string" calcext:value-type="string">
            <text:p>2022-12-05</text:p>
          </table:table-cell>
          <table:table-cell office:value-type="string" calcext:value-type="string">
            <text:p>Армине Гамлетовна П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93a312a0-78ad-4baa-b745-41bfaf91656e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250558" calcext:value-type="float">
            <text:p>167025055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Игоревич Л.</text:p>
          </table:table-cell>
          <table:table-cell table:number-columns-repeated="9"/>
          <table:table-cell office:value-type="string" calcext:value-type="string">
            <text:p>2022-12-05</text:p>
          </table:table-cell>
          <table:table-cell office:value-type="string" calcext:value-type="string">
            <text:p>Алексей Игоревич Л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8388cfba-2a8a-4473-a5dd-98663ff5720c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250557" calcext:value-type="float">
            <text:p>16702505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2500" calcext:value-type="float">
            <text:p>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Алексей Игоревич Л.</text:p>
          </table:table-cell>
          <table:table-cell table:number-columns-repeated="9"/>
          <table:table-cell office:value-type="string" calcext:value-type="string">
            <text:p>2022-12-05</text:p>
          </table:table-cell>
          <table:table-cell office:value-type="string" calcext:value-type="string">
            <text:p>Алексей Игоревич Л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855df0d0-f69d-4033-bb98-86fae0201d94</text:p>
          </table:table-cell>
          <table:table-cell office:value-type="float" office:value="1670312248" calcext:value-type="float">
            <text:p>1670312248</text:p>
          </table:table-cell>
          <table:table-cell office:value-type="float" office:value="1670251034" calcext:value-type="float">
            <text:p>167025103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/>
          <table:table-cell office:value-type="string" calcext:value-type="string">
            <text:p>Денис Юрьевич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55159965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0dbcafc3-afcb-4dae-80bc-bb81671ab413</text:p>
          </table:table-cell>
          <table:table-cell office:value-type="float" office:value="1670312248" calcext:value-type="float">
            <text:p>1670312248</text:p>
          </table:table-cell>
          <table:table-cell office:value-type="float" office:value="1670219493" calcext:value-type="float">
            <text:p>167021949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3650" calcext:value-type="float">
            <text:p>23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Денис Юрьевич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17014280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4f025ac-dd9c-406e-a104-ffbdda8fd45e</text:p>
          </table:table-cell>
          <table:table-cell office:value-type="float" office:value="1670312248" calcext:value-type="float">
            <text:p>1670312248</text:p>
          </table:table-cell>
          <table:table-cell office:value-type="float" office:value="1670219390" calcext:value-type="float">
            <text:p>167021939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Денис Юрьевич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17014272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17c20ce7-7a11-4fbb-8890-b81b103ae82a</text:p>
          </table:table-cell>
          <table:table-cell office:value-type="float" office:value="1670265608" calcext:value-type="float">
            <text:p>1670265608</text:p>
          </table:table-cell>
          <table:table-cell office:value-type="float" office:value="1670251606" calcext:value-type="float">
            <text:p>167025160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Андрей Александр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55779172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Андрей Александр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17fbe20-4ea7-444a-b8a1-39eb8a93a4c8</text:p>
          </table:table-cell>
          <table:table-cell office:value-type="float" office:value="1670265608" calcext:value-type="float">
            <text:p>1670265608</text:p>
          </table:table-cell>
          <table:table-cell office:value-type="float" office:value="1670251508" calcext:value-type="float">
            <text:p>167025150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2736.15</text:p>
          </table:table-cell>
          <table:table-cell office:value-type="string" calcext:value-type="string">
            <text:p>['875371bb-0f17-46f4-8bc0-d84f7ad87162']</text:p>
          </table:table-cell>
          <table:table-cell/>
          <table:table-cell office:value-type="string" calcext:value-type="string">
            <text:p>Андрей Александр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55687410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Андрей Александр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15bcbeb3-4ee5-4438-b657-594cc31b6103</text:p>
          </table:table-cell>
          <table:table-cell office:value-type="float" office:value="1670265608" calcext:value-type="float">
            <text:p>1670265608</text:p>
          </table:table-cell>
          <table:table-cell office:value-type="float" office:value="1670254869" calcext:value-type="float">
            <text:p>167025486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нна Андрее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67295506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Анна Андрее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b37ec080-999d-41bd-b76c-668dbbcf383e</text:p>
          </table:table-cell>
          <table:table-cell office:value-type="float" office:value="1670265608" calcext:value-type="float">
            <text:p>1670265608</text:p>
          </table:table-cell>
          <table:table-cell office:value-type="float" office:value="1670263724" calcext:value-type="float">
            <text:p>167026372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67295511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5c03c00-9729-45e7-bbd4-e6d296e0ce1d</text:p>
          </table:table-cell>
          <table:table-cell office:value-type="float" office:value="1670251201" calcext:value-type="float">
            <text:p>1670251201</text:p>
          </table:table-cell>
          <table:table-cell office:value-type="float" office:value="1670248351" calcext:value-type="float">
            <text:p>167024835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51779283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520dd17-8da5-4006-bb0b-84482de67a36</text:p>
          </table:table-cell>
          <table:table-cell office:value-type="float" office:value="1670251201" calcext:value-type="float">
            <text:p>1670251201</text:p>
          </table:table-cell>
          <table:table-cell office:value-type="float" office:value="1670237417" calcext:value-type="float">
            <text:p>16702374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448.43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Пятёрочка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51759262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Пятёрочка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5c1f27e4-e1e6-49e3-bd7a-af88cc3b57e1</text:p>
          </table:table-cell>
          <table:table-cell office:value-type="float" office:value="1670312248" calcext:value-type="float">
            <text:p>1670312248</text:p>
          </table:table-cell>
          <table:table-cell office:value-type="float" office:value="1670220362" calcext:value-type="float">
            <text:p>167022036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905f8a5-c4b2-432b-b689-a06db2110b15</text:p>
          </table:table-cell>
          <table:table-cell office:value-type="string" calcext:value-type="string">
            <text:p>Денис Юрьевич Л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17014290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 office:value-type="string" calcext:value-type="string">
            <text:p>Денис Юрьевич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c83e307-0fcf-4145-99af-1803a318dda1</text:p>
          </table:table-cell>
          <table:table-cell office:value-type="float" office:value="1670251006" calcext:value-type="float">
            <text:p>1670251006</text:p>
          </table:table-cell>
          <table:table-cell office:value-type="float" office:value="1670241939" calcext:value-type="float">
            <text:p>167024193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натольевич Т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43667909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Михаил Анатольевич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9b08e63-41e7-4f6e-a2e8-3af0a0d83e6a</text:p>
          </table:table-cell>
          <table:table-cell office:value-type="float" office:value="1670251006" calcext:value-type="float">
            <text:p>1670251006</text:p>
          </table:table-cell>
          <table:table-cell office:value-type="float" office:value="1670209503" calcext:value-type="float">
            <text:p>167020950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'f3380a10-e474-4c93-9540-05da4a2f2426']</text:p>
          </table:table-cell>
          <table:table-cell/>
          <table:table-cell office:value-type="string" calcext:value-type="string">
            <text:p>Ростелеко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09809315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Ростелеком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Оплата услуг</text:p>
          </table:table-cell>
        </table:table-row>
        <table:table-row table:style-name="ro1" table:visibility="filter">
          <table:table-cell office:value-type="string" calcext:value-type="string">
            <text:p>2544e7e7-22c2-40c8-b20c-0ca68c3b6c8a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250557" calcext:value-type="float">
            <text:p>16702505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, '6f2315a7-b5d7-425b-8403-3e13b01e415a']</text:p>
          </table:table-cell>
          <table:table-cell/>
          <table:table-cell office:value-type="string" calcext:value-type="string">
            <text:p>Алексей Игоревич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54550274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b4f9727-9e81-432c-8460-d3938146f54c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238911" calcext:value-type="float">
            <text:p>167023891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, '6f2315a7-b5d7-425b-8403-3e13b01e415a']</text:p>
          </table:table-cell>
          <table:table-cell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51759280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c274f38-ab95-4323-80db-66f5351d9924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337595" calcext:value-type="float">
            <text:p>167033759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Раджаббек Худоназарович Ш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182552677</text:p>
          </table:table-cell>
          <table:table-cell table:number-columns-repeated="3"/>
          <table:table-cell office:value-type="string" calcext:value-type="string">
            <text:p>2022-12-06</text:p>
          </table:table-cell>
          <table:table-cell office:value-type="string" calcext:value-type="string">
            <text:p>Раджаббек Худоназарович Ш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fd3ce911-886b-40a3-929b-466d97fc0d9c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325494" calcext:value-type="float">
            <text:p>167032549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Дмитрий Викторович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5156259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Дмитрий Викторович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32dbe6fa-3025-4423-859b-ae5d60110a30</text:p>
          </table:table-cell>
          <table:table-cell office:value-type="float" office:value="1670789280" calcext:value-type="float">
            <text:p>1670789280</text:p>
          </table:table-cell>
          <table:table-cell office:value-type="float" office:value="1670320136" calcext:value-type="float">
            <text:p>167032013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['f181bb74-3923-4304-b098-6587ce0cfb46']</text:p>
          </table:table-cell>
          <table:table-cell/>
          <table:table-cell office:value-type="string" calcext:value-type="string">
            <text:p>Дмитрий Владимир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98713340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Дмитрий Владимир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37b2f47-c6be-423c-b37e-39234de2212d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7258" calcext:value-type="float">
            <text:p>167032725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TC LEND FRUK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7909080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TC LEND FRUKT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198bf940-52b4-4858-b7fd-5dfea820e8ca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7840" calcext:value-type="float">
            <text:p>167032784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Денис Александрович Н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7889145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Денис Александрович Н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36e12a75-8386-4552-9e00-ba89296945d0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1119" calcext:value-type="float">
            <text:p>167032111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1527296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e4a3a55-38f6-4bc7-a24d-7cd89f798ee6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7118" calcext:value-type="float">
            <text:p>167032711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TC LEND PLYUS MYASNOJ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7909072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TC LEND PLYUS MYASNOJ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0127b4ea-c782-41ed-9a59-af6257da173e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2863" calcext:value-type="float">
            <text:p>16703228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7909037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5f4b6b3e-9cf8-4196-b57f-aa881959b88f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14317" calcext:value-type="float">
            <text:p>16703143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1527276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b82d6af0-01fa-48c7-94c1-4f3ca18ff231</text:p>
          </table:table-cell>
          <table:table-cell office:value-type="float" office:value="1670311975" calcext:value-type="float">
            <text:p>1670311975</text:p>
          </table:table-cell>
          <table:table-cell office:value-type="float" office:value="1670274328" calcext:value-type="float">
            <text:p>167027432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'0bb1c365-57f9-4de5-8b93-224cde28644f']</text:p>
          </table:table-cell>
          <table:table-cell/>
          <table:table-cell office:value-type="string" calcext:value-type="string">
            <text:p>shkolagrany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756306689</text:p>
          </table:table-cell>
          <table:table-cell office:value-type="string" calcext:value-type="string">
            <text:p>49.1055556</text:p>
          </table:table-cell>
          <table:table-cell office:value-type="string" calcext:value-type="string">
            <text:p>55.8005556</text:p>
          </table:table-cell>
          <table:table-cell office:value-type="string" calcext:value-type="string">
            <text:p>2022-12-06</text:p>
          </table:table-cell>
          <table:table-cell office:value-type="string" calcext:value-type="string">
            <text:p>shkolagrany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5c1e74a-71bb-40bd-95ca-fcc39cfa03fc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425956" calcext:value-type="float">
            <text:p>167042595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225686522</text:p>
          </table:table-cell>
          <table:table-cell table:number-columns-repeated="3"/>
          <table:table-cell office:value-type="string" calcext:value-type="string">
            <text:p>2022-12-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Марина Викторовна Б.</text:p>
          </table:table-cell>
        </table:table-row>
        <table:table-row table:style-name="ro1">
          <table:table-cell office:value-type="string" calcext:value-type="string">
            <text:p>c4e48a6a-1c99-4709-ab98-abaa3e3c4261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426702" calcext:value-type="float">
            <text:p>167042670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433.6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Пятёрочка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25686539</text:p>
          </table:table-cell>
          <table:table-cell table:number-columns-repeated="2"/>
          <table:table-cell office:value-type="string" calcext:value-type="string">
            <text:p>2022-12-07</text:p>
          </table:table-cell>
          <table:table-cell office:value-type="string" calcext:value-type="string">
            <text:p>Пятёрочка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3cb9dbe2-6495-445d-a6c5-f66619477891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523298" calcext:value-type="float">
            <text:p>167052329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3678.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b1940ce9-773c-462b-879e-aa3495f925dc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356200013</text:p>
          </table:table-cell>
          <table:table-cell table:number-columns-repeated="3"/>
          <table:table-cell office:value-type="string" calcext:value-type="string">
            <text:p>2022-12-08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7b0ec92-caab-40a6-9c9e-5e32e7aa5719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516985" calcext:value-type="float">
            <text:p>167051698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356200007</text:p>
          </table:table-cell>
          <table:table-cell table:number-columns-repeated="3"/>
          <table:table-cell office:value-type="string" calcext:value-type="string">
            <text:p>2022-12-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cacef416-d4ca-4778-862c-e529ffe73709</text:p>
          </table:table-cell>
          <table:table-cell office:value-type="float" office:value="1670737235" calcext:value-type="float">
            <text:p>1670737235</text:p>
          </table:table-cell>
          <table:table-cell office:value-type="float" office:value="1670500806" calcext:value-type="float">
            <text:p>167050080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231810865</text:p>
          </table:table-cell>
          <table:table-cell table:number-columns-repeated="3"/>
          <table:table-cell office:value-type="string" calcext:value-type="string">
            <text:p>2022-12-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fc0ada28-f628-4daa-a462-7d16418cdc28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516063" calcext:value-type="float">
            <text:p>16705160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356199996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ce64087-1c6b-4856-984f-be69e3c4b46d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500950" calcext:value-type="float">
            <text:p>167050095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2576.67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31864021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3969dd6-c2c9-4345-afad-eb015a7f6835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513570" calcext:value-type="float">
            <text:p>167051357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356199980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c4ee959f-fef4-4653-892c-1d78b6f08c01</text:p>
          </table:table-cell>
          <table:table-cell office:value-type="float" office:value="1670672533" calcext:value-type="float">
            <text:p>1670672533</text:p>
          </table:table-cell>
          <table:table-cell office:value-type="float" office:value="1670501186" calcext:value-type="float">
            <text:p>16705011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['91a5de87-15ea-4d3d-a616-dc012aae5c0c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32140107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Шипиловская</text:p>
          </table:table-cell>
        </table:table-row>
        <table:table-row table:style-name="ro1">
          <table:table-cell office:value-type="string" calcext:value-type="string">
            <text:p>c8ff9865-ff82-4409-bc47-41717dafbb1f</text:p>
          </table:table-cell>
          <table:table-cell office:value-type="float" office:value="1670672249" calcext:value-type="float">
            <text:p>1670672249</text:p>
          </table:table-cell>
          <table:table-cell office:value-type="float" office:value="1670478900" calcext:value-type="float">
            <text:p>167047890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25686569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9d84ae7-43ff-4966-bde5-151c5851b8c7</text:p>
          </table:table-cell>
          <table:table-cell office:value-type="float" office:value="1670672249" calcext:value-type="float">
            <text:p>1670672249</text:p>
          </table:table-cell>
          <table:table-cell office:value-type="float" office:value="1670476867" calcext:value-type="float">
            <text:p>167047686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25686554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64fa0c45-7b00-4242-ad90-2a1b27d49579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600556" calcext:value-type="float">
            <text:p>167060055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466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c6aeab0f-c570-4bd1-a808-5fc6cb4b510f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565285" calcext:value-type="float">
            <text:p>167056528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393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1646d93-7965-4e33-a61e-8ec06eb0f309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594168" calcext:value-type="float">
            <text:p>167059416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425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5a9710d9-5759-4321-87b3-3db4fac75d41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602458" calcext:value-type="float">
            <text:p>167060245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JSCO CENTRAL EP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527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JSCO CENTRAL EPC Khlob MOSKVA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945ddde-0d54-4049-851d-45bb23973a6f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563734" calcext:value-type="float">
            <text:p>167056373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364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170353f-a05a-4715-b023-5683be293b5c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691642" calcext:value-type="float">
            <text:p>167069164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Сергей Павл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01357708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Сергей Павл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b0c062d1-ccfd-4446-864d-f29dd7fb2edb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691717" calcext:value-type="float">
            <text:p>16706917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Станислав Сергеевич Г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01575454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Станислав Сергеевич Г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6f56bb8-4362-4997-a5f9-46150681604a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672939" calcext:value-type="float">
            <text:p>167067293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Игоревич Л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619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Алексей Игоревич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8cd66fb-2a18-4b7c-aefd-9b2c49d70abb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684378" calcext:value-type="float">
            <text:p>167068437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TC LEND FRUK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665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TC LEND FRUKT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4149b89-2a35-4644-84bd-da803c307872</text:p>
          </table:table-cell>
          <table:table-cell office:value-type="float" office:value="1670779735" calcext:value-type="float">
            <text:p>1670779735</text:p>
          </table:table-cell>
          <table:table-cell office:value-type="float" office:value="1670693810" calcext:value-type="float">
            <text:p>16706938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bcabf995-a34f-404a-abc9-5dc6fb23a6b0</text:p>
          </table:table-cell>
          <table:table-cell office:value-type="float" office:value="1670779735" calcext:value-type="float">
            <text:p>1670779735</text:p>
          </table:table-cell>
          <table:table-cell office:value-type="float" office:value="1670693809" calcext:value-type="float">
            <text:p>16706938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11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04cd5a85-4877-4d03-a117-41c4ee96c5b7</text:p>
          </table:table-cell>
          <table:table-cell office:value-type="float" office:value="1670779735" calcext:value-type="float">
            <text:p>1670779735</text:p>
          </table:table-cell>
          <table:table-cell office:value-type="float" office:value="1670684049" calcext:value-type="float">
            <text:p>167068404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Людмила Виталиевна Ф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S_000006218284640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030a5b2a-be97-4d02-a40c-3cb190ed9478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696863" calcext:value-type="float">
            <text:p>16706968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7918c8ac-c440-454e-9d40-532dbf0d014e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696862" calcext:value-type="float">
            <text:p>167069686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 table:number-columns-repeated="11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62899480-3753-4afd-b76b-a9af243b6e9f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696911" calcext:value-type="float">
            <text:p>167069691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381553291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1c8e8c1-969e-4f55-a0ec-1f3e3523a94a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691577" calcext:value-type="float">
            <text:p>167069157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/>
          <table:table-cell office:value-type="string" calcext:value-type="string">
            <text:p>Джумъахон Сафаралиевич Р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S_000006218284701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b1767ecc-7ee3-4565-9f03-1b9d4a9cbc5d</text:p>
          </table:table-cell>
          <table:table-cell office:value-type="float" office:value="1670779735" calcext:value-type="float">
            <text:p>1670779735</text:p>
          </table:table-cell>
          <table:table-cell office:value-type="float" office:value="1670693809" calcext:value-type="float">
            <text:p>16706938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S_000006218284789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441f1a6-8c1f-4d58-aa9d-fb9a4e3efdc0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696862" calcext:value-type="float">
            <text:p>167069686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381553287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491676b-50f8-410e-bbab-fb9761feb48d</text:p>
          </table:table-cell>
          <table:table-cell office:value-type="float" office:value="1670672249" calcext:value-type="float">
            <text:p>1670672249</text:p>
          </table:table-cell>
          <table:table-cell office:value-type="float" office:value="1670656876" calcext:value-type="float">
            <text:p>167065687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Степан Денисович Л.</text:p>
          </table:table-cell>
          <table:table-cell table:number-columns-repeated="9"/>
          <table:table-cell office:value-type="string" calcext:value-type="string">
            <text:p>2022-12-10</text:p>
          </table:table-cell>
          <table:table-cell office:value-type="string" calcext:value-type="string">
            <text:p>Степан Денисович Л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32b1bd77-89a6-4bdb-8c80-77ce22859a97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656896" calcext:value-type="float">
            <text:p>167065689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inkoff][reg]-36993544600</text:p>
          </table:table-cell>
          <table:table-cell office:value-type="string" calcext:value-type="string">
            <text:p>[sberbank-online][reg]-0003_000051338311028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Надежда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cdc9c84-7d92-467f-b22c-c0a1f2668855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658456" calcext:value-type="float">
            <text:p>167065845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995344323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4805211-a84e-4733-9ef2-1cbf80b65c75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658136" calcext:value-type="float">
            <text:p>167065813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994386182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bfde041-deb7-41f1-8899-8b88f514eea6</text:p>
          </table:table-cell>
          <table:table-cell office:value-type="float" office:value="1670672249" calcext:value-type="float">
            <text:p>1670672249</text:p>
          </table:table-cell>
          <table:table-cell office:value-type="float" office:value="1670656896" calcext:value-type="float">
            <text:p>167065689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Надежда Л.</text:p>
          </table:table-cell>
          <table:table-cell table:number-columns-repeated="9"/>
          <table:table-cell office:value-type="string" calcext:value-type="string">
            <text:p>2022-12-10</text:p>
          </table:table-cell>
          <table:table-cell office:value-type="string" calcext:value-type="string">
            <text:p>Надежда Л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da77fb0-df57-4bc7-9f11-1417b4108c4b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79631" calcext:value-type="float">
            <text:p>167077963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Людмила Виталиевна Ф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20347929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Людмила Виталиевна Ф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748ecf0-85d9-4703-87c4-d486d4367819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78875" calcext:value-type="float">
            <text:p>167077887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Руслан Даниф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19811644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Руслан Даниф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97fc6ed-4229-41c8-bc4b-e148856a8223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69668" calcext:value-type="float">
            <text:p>167076966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425.34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12304566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a06aacf-244a-4140-b13f-1f5892462e27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769632" calcext:value-type="float">
            <text:p>167076963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Марина Викторовна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12243187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Марина Викторовна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f3b42357-1078-4aaf-b902-22973cb8bf6d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79975" calcext:value-type="float">
            <text:p>167077997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091143920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a8e7bdb-ef8b-4a2c-a23f-8cc5da62566f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79912" calcext:value-type="float">
            <text:p>16707799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091119794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d187337-89d1-4a82-8e0a-c32c60310845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877040" calcext:value-type="float">
            <text:p>167087704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557079023</text:p>
          </table:table-cell>
          <table:table-cell table:number-columns-repeated="3"/>
          <table:table-cell office:value-type="string" calcext:value-type="string">
            <text:p>2022-12-1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e7d1c64-21b6-47c1-9174-5a56da1a310e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868519" calcext:value-type="float">
            <text:p>167086851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Ольга Вячеславовна А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490648901</text:p>
          </table:table-cell>
          <table:table-cell table:number-columns-repeated="3"/>
          <table:table-cell office:value-type="string" calcext:value-type="string">
            <text:p>2022-12-1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ae0a0d4-a3e0-4716-b1a2-0cd43444a5c2</text:p>
          </table:table-cell>
          <table:table-cell office:value-type="float" office:value="1670965377" calcext:value-type="float">
            <text:p>1670965377</text:p>
          </table:table-cell>
          <table:table-cell office:value-type="float" office:value="1670853172" calcext:value-type="float">
            <text:p>167085317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490648893</text:p>
          </table:table-cell>
          <table:table-cell table:number-columns-repeated="3"/>
          <table:table-cell office:value-type="string" calcext:value-type="string">
            <text:p>2022-12-1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033a11ee-0512-46ce-ba8c-631591fd7416</text:p>
          </table:table-cell>
          <table:table-cell office:value-type="float" office:value="1671116385" calcext:value-type="float">
            <text:p>1671116385</text:p>
          </table:table-cell>
          <table:table-cell office:value-type="float" office:value="1670860788" calcext:value-type="float">
            <text:p>167086078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/>
          <table:table-cell office:value-type="string" calcext:value-type="string">
            <text:p>Дмитрий Михайлович Я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490648898</text:p>
          </table:table-cell>
          <table:table-cell table:number-columns-repeated="3"/>
          <table:table-cell office:value-type="string" calcext:value-type="string">
            <text:p>2022-12-1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37eb6b8-7edd-4ca3-8f23-6a2a185e5d13</text:p>
          </table:table-cell>
          <table:table-cell office:value-type="float" office:value="1670870638" calcext:value-type="float">
            <text:p>1670870638</text:p>
          </table:table-cell>
          <table:table-cell office:value-type="float" office:value="1670833104" calcext:value-type="float">
            <text:p>167083310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'cb3d751e-c203-4a45-8725-c6146a44f095']</text:p>
          </table:table-cell>
          <table:table-cell/>
          <table:table-cell office:value-type="string" calcext:value-type="string">
            <text:p>DOSTAVKA FAST FU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90648886</text:p>
          </table:table-cell>
          <table:table-cell table:number-columns-repeated="2"/>
          <table:table-cell office:value-type="string" calcext:value-type="string">
            <text:p>2022-12-12</text:p>
          </table:table-cell>
          <table:table-cell office:value-type="string" calcext:value-type="string">
            <text:p>DOSTAVKA FAST FUD KRASNOGORSK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0e5a3679-32dc-4e7f-9118-c3eae848c4ff</text:p>
          </table:table-cell>
          <table:table-cell office:value-type="float" office:value="1671116385" calcext:value-type="float">
            <text:p>1671116385</text:p>
          </table:table-cell>
          <table:table-cell office:value-type="float" office:value="1670815339" calcext:value-type="float">
            <text:p>167081533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90648877</text:p>
          </table:table-cell>
          <table:table-cell table:number-columns-repeated="2"/>
          <table:table-cell office:value-type="string" calcext:value-type="string">
            <text:p>2022-12-12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9914fb9-0a7d-4bb0-932e-339ca8f15ab1</text:p>
          </table:table-cell>
          <table:table-cell office:value-type="float" office:value="1671116385" calcext:value-type="float">
            <text:p>1671116385</text:p>
          </table:table-cell>
          <table:table-cell office:value-type="float" office:value="1670812988" calcext:value-type="float">
            <text:p>167081298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90648875</text:p>
          </table:table-cell>
          <table:table-cell table:number-columns-repeated="2"/>
          <table:table-cell office:value-type="string" calcext:value-type="string">
            <text:p>2022-12-12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50676724-7585-422d-b368-54f03a4652c9</text:p>
          </table:table-cell>
          <table:table-cell office:value-type="float" office:value="1671446931" calcext:value-type="float">
            <text:p>1671446931</text:p>
          </table:table-cell>
          <table:table-cell office:value-type="float" office:value="1670922349" calcext:value-type="float">
            <text:p>167092234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SP DOSTAVK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557079028</text:p>
          </table:table-cell>
          <table:table-cell table:number-columns-repeated="2"/>
          <table:table-cell office:value-type="string" calcext:value-type="string">
            <text:p>2022-12-13</text:p>
          </table:table-cell>
          <table:table-cell office:value-type="string" calcext:value-type="string">
            <text:p>SP DOSTAVKA REUTOV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d460c06-f09c-4324-9b40-60a43fb2b3ae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934362" calcext:value-type="float">
            <text:p>167093436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557079041</text:p>
          </table:table-cell>
          <table:table-cell table:number-columns-repeated="3"/>
          <table:table-cell office:value-type="string" calcext:value-type="string">
            <text:p>2022-12-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4b7a4bf-456c-4403-8314-ce2eac433d19</text:p>
          </table:table-cell>
          <table:table-cell office:value-type="float" office:value="1670965428" calcext:value-type="float">
            <text:p>1670965428</text:p>
          </table:table-cell>
          <table:table-cell office:value-type="float" office:value="1670929602" calcext:value-type="float">
            <text:p>167092960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557079037</text:p>
          </table:table-cell>
          <table:table-cell table:number-columns-repeated="3"/>
          <table:table-cell office:value-type="string" calcext:value-type="string">
            <text:p>2022-12-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240fd139-4abb-4f13-964b-ef91264eb5ad</text:p>
          </table:table-cell>
          <table:table-cell office:value-type="float" office:value="1670965428" calcext:value-type="float">
            <text:p>1670965428</text:p>
          </table:table-cell>
          <table:table-cell office:value-type="float" office:value="1670937163" calcext:value-type="float">
            <text:p>16709371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557079045</text:p>
          </table:table-cell>
          <table:table-cell table:number-columns-repeated="3"/>
          <table:table-cell office:value-type="string" calcext:value-type="string">
            <text:p>2022-12-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9a43fa83-83e8-4835-99cb-a291df1e9dc0</text:p>
          </table:table-cell>
          <table:table-cell office:value-type="float" office:value="1670965428" calcext:value-type="float">
            <text:p>1670965428</text:p>
          </table:table-cell>
          <table:table-cell office:value-type="float" office:value="1670963884" calcext:value-type="float">
            <text:p>167096388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562039822</text:p>
          </table:table-cell>
          <table:table-cell table:number-columns-repeated="2"/>
          <table:table-cell office:value-type="string" calcext:value-type="string">
            <text:p>2022-12-13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ced2f070-2cfb-432b-a5f6-57484eb9b035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005701" calcext:value-type="float">
            <text:p>167100570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Екатерина Дмитриевна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08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 office:value-type="string" calcext:value-type="string">
            <text:p>Екатерина Дмитриевна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7d45352-b5bc-4c5e-8788-ab47524661e1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020575" calcext:value-type="float">
            <text:p>167102057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800" calcext:value-type="float">
            <text:p>2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Алексей Сергеевич К</text:p>
          </table:table-cell>
          <table:table-cell table:number-columns-repeated="9"/>
          <table:table-cell office:value-type="string" calcext:value-type="string">
            <text:p>2022-12-14</text:p>
          </table:table-cell>
          <table:table-cell office:value-type="string" calcext:value-type="string">
            <text:p>Алексей Сергеевич К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0f096903-c7a4-4c5d-b175-451f28260648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020574" calcext:value-type="float">
            <text:p>167102057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Сергеевич К</text:p>
          </table:table-cell>
          <table:table-cell table:number-columns-repeated="9"/>
          <table:table-cell office:value-type="string" calcext:value-type="string">
            <text:p>2022-12-14</text:p>
          </table:table-cell>
          <table:table-cell office:value-type="string" calcext:value-type="string">
            <text:p>Алексей Сергеевич К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71da5c42-2043-454c-a314-840423f54460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999360" calcext:value-type="float">
            <text:p>167099936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096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4fde1d0f-7532-49c1-966d-580d8eb5ef05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28463" calcext:value-type="float">
            <text:p>16710284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31197128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37bbe104-b038-4484-81b5-07589727511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999855" calcext:value-type="float">
            <text:p>167099985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Владимир Михайлович К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00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 office:value-type="string" calcext:value-type="string">
            <text:p>Владимир Михайло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f80d0f0-45db-41a7-aab9-7be5d43341ef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23412" calcext:value-type="float">
            <text:p>16710234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06575411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96bc470-31cb-4b96-9480-6b47422d29f2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007400" calcext:value-type="float">
            <text:p>167100740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10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3508cac-c785-414a-b1a1-45613a13aae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15991" calcext:value-type="float">
            <text:p>167101599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15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Марина Викторовна Б.</text:p>
          </table:table-cell>
        </table:table-row>
        <table:table-row table:style-name="ro1">
          <table:table-cell office:value-type="string" calcext:value-type="string">
            <text:p>bea4418a-0f66-4bad-bce0-c85af825417b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24794" calcext:value-type="float">
            <text:p>167102479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2356.79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08333290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58e602de-d0d6-40e8-b644-345c2d000f0d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26240" calcext:value-type="float">
            <text:p>167102624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31197127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319b51d2-b3ee-486e-92ef-e05bd705d2e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43400" calcext:value-type="float">
            <text:p>167104340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Армине Гамлет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27630669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 office:value-type="string" calcext:value-type="string">
            <text:p>Армине Гамлет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962c93a-eee9-48cc-829c-96eaf31ddafd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020574" calcext:value-type="float">
            <text:p>167102057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, '9b2bdf19-4178-421e-98bc-2f23409c143b']</text:p>
          </table:table-cell>
          <table:table-cell/>
          <table:table-cell office:value-type="string" calcext:value-type="string">
            <text:p>Алексей Сергеевич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18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 office:value-type="string" calcext:value-type="string">
            <text:p>Алексей Сергее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66c0aaf-e350-4d4b-888f-12183dbe8076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01792" calcext:value-type="float">
            <text:p>167110179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Владимир Михайлович К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68445963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Владимир Михайло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0dfa1b5-ddd8-4c06-bd78-85816a3a7bd2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6209" calcext:value-type="float">
            <text:p>16711162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Валерия Михайловна Н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88723602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Валерия Михайловна Н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961f31e-23f7-4348-b13b-57ba2ffa5f1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01708" calcext:value-type="float">
            <text:p>167110170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Сергеевич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68321524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Алексей Сергее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5366122-f70e-47bb-b656-ece4f47ca064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52094" calcext:value-type="float">
            <text:p>167105209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61886156</text:p>
          </table:table-cell>
          <table:table-cell table:number-columns-repeated="3"/>
          <table:table-cell office:value-type="string" calcext:value-type="string">
            <text:p>2022-12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cbe97c98-a2d0-42b6-af52-bcecefb6d48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1009" calcext:value-type="float">
            <text:p>16711110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Дмитрий Викторович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81598421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Дмитрий Викторович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28611b8-80d1-44fc-b729-bc2dd00ec169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1267" calcext:value-type="float">
            <text:p>167111126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Юлия Викторовна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81955120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Юлия Викторовна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a061f78-0e67-4a06-aa24-83679b74dea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96998" calcext:value-type="float">
            <text:p>167109699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string" calcext:value-type="string">
            <text:p>Абдулло Сафарович Г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61350405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Абдулло Сафарович Г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37a6c28-3716-4f8e-abd6-4cf8744b04a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99606" calcext:value-type="float">
            <text:p>167109960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536.54</text:p>
          </table:table-cell>
          <table:table-cell table:number-columns-repeated="2"/>
          <table:table-cell office:value-type="string" calcext:value-type="string">
            <text:p>LENTA-1334 Gorod Moskva RU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68347477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LENTA-1334 Gorod Moskva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98ef5b3-6754-4f1a-b9d1-e130f96db114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9870" calcext:value-type="float">
            <text:p>167111987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318224740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84bca5c-1eed-4a77-8ef5-6161f0f2eb4e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7457" calcext:value-type="float">
            <text:p>16711174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316366606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af6bcb2-e694-49e6-8bfd-7a29d1a23722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7390" calcext:value-type="float">
            <text:p>167111739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316297799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0581ef0-94e1-4c61-9bf4-79575acc921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85210" calcext:value-type="float">
            <text:p>16711852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6600" calcext:value-type="float">
            <text:p>6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771110464</text:p>
          </table:table-cell>
          <table:table-cell table:number-columns-repeated="3"/>
          <table:table-cell office:value-type="string" calcext:value-type="string">
            <text:p>2022-12-1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f6667503-3b96-41eb-83f1-1992a099f3f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211864" calcext:value-type="float">
            <text:p>167121186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30915248</text:p>
          </table:table-cell>
          <table:table-cell table:number-columns-repeated="3"/>
          <table:table-cell office:value-type="string" calcext:value-type="string">
            <text:p>2022-12-16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31e8eeb-eaf0-4f58-8e1f-dd966eb3f17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75057" calcext:value-type="float">
            <text:p>16711750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TC LEND FRUK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71110440</text:p>
          </table:table-cell>
          <table:table-cell table:number-columns-repeated="2"/>
          <table:table-cell office:value-type="string" calcext:value-type="string">
            <text:p>2022-12-16</text:p>
          </table:table-cell>
          <table:table-cell office:value-type="string" calcext:value-type="string">
            <text:p>TC LEND FRUKT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060371de-4404-494c-a689-c4a39bf71b4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82708" calcext:value-type="float">
            <text:p>167118270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['cb3d751e-c203-4a45-8725-c6146a44f095']</text:p>
          </table:table-cell>
          <table:table-cell/>
          <table:table-cell office:value-type="string" calcext:value-type="string">
            <text:p>KF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71110457</text:p>
          </table:table-cell>
          <table:table-cell table:number-columns-repeated="2"/>
          <table:table-cell office:value-type="string" calcext:value-type="string">
            <text:p>2022-12-16</text:p>
          </table:table-cell>
          <table:table-cell office:value-type="string" calcext:value-type="string">
            <text:p>KFC LYUBERTS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9dd2726-4c24-462d-ae83-264d2274f8b5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181312" calcext:value-type="float">
            <text:p>16711813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Наталья Игоревна Ф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771110450</text:p>
          </table:table-cell>
          <table:table-cell table:number-columns-repeated="3"/>
          <table:table-cell office:value-type="string" calcext:value-type="string">
            <text:p>2022-12-16</text:p>
          </table:table-cell>
          <table:table-cell office:value-type="string" calcext:value-type="string">
            <text:p>Наталья Игоревна Ф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b506796-34c2-40de-a1b9-b49894f91160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84458" calcext:value-type="float">
            <text:p>167118445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'cb3d751e-c203-4a45-8725-c6146a44f095']</text:p>
          </table:table-cell>
          <table:table-cell/>
          <table:table-cell office:value-type="string" calcext:value-type="string">
            <text:p>KF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71110459</text:p>
          </table:table-cell>
          <table:table-cell table:number-columns-repeated="2"/>
          <table:table-cell office:value-type="string" calcext:value-type="string">
            <text:p>2022-12-16</text:p>
          </table:table-cell>
          <table:table-cell office:value-type="string" calcext:value-type="string">
            <text:p>KFC LYUBERTS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fa810d0a-65e9-47f4-9a05-ce09af25fc25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70664" calcext:value-type="float">
            <text:p>167117066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ртемий Юрьевич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771110437</text:p>
          </table:table-cell>
          <table:table-cell table:number-columns-repeated="3"/>
          <table:table-cell office:value-type="string" calcext:value-type="string">
            <text:p>2022-12-16</text:p>
          </table:table-cell>
          <table:table-cell office:value-type="string" calcext:value-type="string">
            <text:p>Артемий Юрьевич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391cc77f-f8d3-4d02-bff8-b5e2fc767d96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211814" calcext:value-type="float">
            <text:p>167121181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Александр Анатольевич Р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71134660</text:p>
          </table:table-cell>
          <table:table-cell table:number-columns-repeated="2"/>
          <table:table-cell office:value-type="string" calcext:value-type="string">
            <text:p>2022-12-16</text:p>
          </table:table-cell>
          <table:table-cell office:value-type="string" calcext:value-type="string">
            <text:p>Александр Анатольевич Р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f6b64a39-d930-471a-9349-5b3754b875a5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292779" calcext:value-type="float">
            <text:p>167129277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Екатерина Дмитриевна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30915273</text:p>
          </table:table-cell>
          <table:table-cell table:number-columns-repeated="3"/>
          <table:table-cell office:value-type="string" calcext:value-type="string">
            <text:p>2022-12-17</text:p>
          </table:table-cell>
          <table:table-cell office:value-type="string" calcext:value-type="string">
            <text:p>Екатерина Дмитриевна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a0a7a7a-9e42-429b-9c20-0008b23015e9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274621" calcext:value-type="float">
            <text:p>167127462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Наталья Игоревна Ф</text:p>
          </table:table-cell>
          <table:table-cell table:number-columns-repeated="9"/>
          <table:table-cell office:value-type="string" calcext:value-type="string">
            <text:p>2022-12-17</text:p>
          </table:table-cell>
          <table:table-cell office:value-type="string" calcext:value-type="string">
            <text:p>Наталья Игоревна Ф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f1ae3345-8e94-465e-bbd9-17be0817890a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274620" calcext:value-type="float">
            <text:p>167127462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/>
          <table:table-cell office:value-type="string" calcext:value-type="string">
            <text:p>Наталья Игоревна Ф</text:p>
          </table:table-cell>
          <table:table-cell table:number-columns-repeated="9"/>
          <table:table-cell office:value-type="string" calcext:value-type="string">
            <text:p>2022-12-17</text:p>
          </table:table-cell>
          <table:table-cell office:value-type="string" calcext:value-type="string">
            <text:p>Наталья Игоревна Ф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68b1ed94-2c95-4d9a-adce-b1bdeaeeb926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279335" calcext:value-type="float">
            <text:p>167127933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OAO CPP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30915267</text:p>
          </table:table-cell>
          <table:table-cell table:number-columns-repeated="2"/>
          <table:table-cell office:value-type="string" calcext:value-type="string">
            <text:p>2022-12-17</text:p>
          </table:table-cell>
          <table:table-cell office:value-type="string" calcext:value-type="string">
            <text:p>OAO CPPC Reutov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0d8e9a2-2ac0-42dd-bc12-bc4659fcc90d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247510" calcext:value-type="float">
            <text:p>16712475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string" calcext:value-type="string">
            <text:p>Сергей Александрович К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82896376</text:p>
          </table:table-cell>
          <table:table-cell table:number-columns-repeated="2"/>
          <table:table-cell office:value-type="string" calcext:value-type="string">
            <text:p>2022-12-17</text:p>
          </table:table-cell>
          <table:table-cell office:value-type="string" calcext:value-type="string">
            <text:p>Сергей Александро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ba0b7c3-4672-424e-a0f2-2d70616faa41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274620" calcext:value-type="float">
            <text:p>167127462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720" calcext:value-type="float">
            <text:p>4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, '6f2315a7-b5d7-425b-8403-3e13b01e415a']</text:p>
          </table:table-cell>
          <table:table-cell/>
          <table:table-cell office:value-type="string" calcext:value-type="string">
            <text:p>Наталья Игоревна Ф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30915259</text:p>
          </table:table-cell>
          <table:table-cell table:number-columns-repeated="3"/>
          <table:table-cell office:value-type="string" calcext:value-type="string">
            <text:p>2022-12-17</text:p>
          </table:table-cell>
          <table:table-cell office:value-type="string" calcext:value-type="string">
            <text:p>Наталья Игоревна Ф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c8d045e-db1f-442c-b980-50018f966513</text:p>
          </table:table-cell>
          <table:table-cell office:value-type="float" office:value="1671623279" calcext:value-type="float">
            <text:p>1671623279</text:p>
          </table:table-cell>
          <table:table-cell office:value-type="float" office:value="1671354645" calcext:value-type="float">
            <text:p>167135464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Елена Владимировна Д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61457128</text:p>
          </table:table-cell>
          <table:table-cell table:number-columns-repeated="3"/>
          <table:table-cell office:value-type="string" calcext:value-type="string">
            <text:p>2022-12-1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5a99f461-de8f-47e7-841b-3878a8faaa8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362863" calcext:value-type="float">
            <text:p>16713628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61457144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05670aa6-44e5-4034-8697-9a61fd398535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365719" calcext:value-type="float">
            <text:p>167136571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OAO Tsentralnaya PP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63080224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OAO Tsentralnaya PPK K MOSKVA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c70a7576-d325-4167-800f-f4fc3be454ed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310904" calcext:value-type="float">
            <text:p>167131090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34831740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6a5744a2-871a-4fe1-b137-d9ccf1cc5480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353886" calcext:value-type="float">
            <text:p>16713538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/>
          <table:table-cell office:value-type="string" calcext:value-type="string">
            <text:p>Бахрулло Пардаевич С.</text:p>
          </table:table-cell>
          <table:table-cell table:number-columns-repeated="9"/>
          <table:table-cell office:value-type="string" calcext:value-type="string">
            <text:p>2022-12-18</text:p>
          </table:table-cell>
          <table:table-cell office:value-type="string" calcext:value-type="string">
            <text:p>Бахрулло Пардаевич С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6a522fa2-0df9-47d2-ba49-c832b8d3b9d6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353887" calcext:value-type="float">
            <text:p>167135388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Бахрулло Пардаевич С.</text:p>
          </table:table-cell>
          <table:table-cell table:number-columns-repeated="9"/>
          <table:table-cell office:value-type="string" calcext:value-type="string">
            <text:p>2022-12-18</text:p>
          </table:table-cell>
          <table:table-cell office:value-type="string" calcext:value-type="string">
            <text:p>Бахрулло Пардаевич С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dce425a5-9860-43ed-88cd-c790578eb10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366026" calcext:value-type="float">
            <text:p>167136602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Станислав Сергеевич Г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63165899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Станислав Сергеевич Г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ac292cc-a932-4f19-a48d-9f6d79a08fd4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353886" calcext:value-type="float">
            <text:p>16713538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, '6f2315a7-b5d7-425b-8403-3e13b01e415a']</text:p>
          </table:table-cell>
          <table:table-cell/>
          <table:table-cell office:value-type="string" calcext:value-type="string">
            <text:p>Бахрулло Пардаевич С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61457117</text:p>
          </table:table-cell>
          <table:table-cell table:number-columns-repeated="3"/>
          <table:table-cell office:value-type="string" calcext:value-type="string">
            <text:p>2022-12-1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addb129-edc6-4009-8414-468b7b13681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358627" calcext:value-type="float">
            <text:p>167135862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474865512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e452f97-f878-4e3a-a973-304b7ef64564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77915" calcext:value-type="float">
            <text:p>167147791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69635247</text:p>
          </table:table-cell>
          <table:table-cell table:number-columns-repeated="3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102bfa0e-f745-4c4a-8687-58c977ad17c8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72481" calcext:value-type="float">
            <text:p>167147248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d704d20d-d01b-42fd-95d0-130f01772813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72480" calcext:value-type="float">
            <text:p>167147248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11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5da9884b-7c67-4ffa-ad5d-f62262583ef9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55280" calcext:value-type="float">
            <text:p>167145528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200" calcext:value-type="float">
            <text:p>13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/>
          <table:table-cell office:value-type="string" calcext:value-type="string">
            <text:p>Светлана Владимировна Т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43619062</text:p>
          </table:table-cell>
          <table:table-cell table:number-columns-repeated="3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6a4cd0ec-4616-4074-9e31-b7f2083e30c8</text:p>
          </table:table-cell>
          <table:table-cell office:value-type="float" office:value="1671538463" calcext:value-type="float">
            <text:p>1671538463</text:p>
          </table:table-cell>
          <table:table-cell office:value-type="float" office:value="1671472871" calcext:value-type="float">
            <text:p>167147287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Наталья Игоревна Ф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943951263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Наталья Игоревна Ф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61151a44-b8c7-4098-b14f-74555eec40ac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438317" calcext:value-type="float">
            <text:p>16714383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Бахрулло Пардаевич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905156208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Бахрулло Пардаевич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939f315-40a0-4ad7-bc65-b816b3fbe492</text:p>
          </table:table-cell>
          <table:table-cell office:value-type="float" office:value="1671538017" calcext:value-type="float">
            <text:p>1671538017</text:p>
          </table:table-cell>
          <table:table-cell office:value-type="float" office:value="1671466269" calcext:value-type="float">
            <text:p>167146626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43619067</text:p>
          </table:table-cell>
          <table:table-cell table:number-columns-repeated="3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73dc72d0-f989-4e41-90c3-a699c9a7645f</text:p>
          </table:table-cell>
          <table:table-cell office:value-type="float" office:value="1671446931" calcext:value-type="float">
            <text:p>1671446931</text:p>
          </table:table-cell>
          <table:table-cell office:value-type="float" office:value="1671446412" calcext:value-type="float">
            <text:p>16714464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.</text:p>
          </table:table-cell>
          <table:table-cell table:number-columns-repeated="6"/>
          <table:table-cell office:value-type="string" calcext:value-type="string">
            <text:p>[sberbank-online][reg]-0003_000051915236060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62ff83b8-91a5-4831-a5d0-e71cf8756d80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436411" calcext:value-type="float">
            <text:p>167143641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847.85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902906177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87f6ca3-7dd7-463e-aa3b-b72d0c974ab5</text:p>
          </table:table-cell>
          <table:table-cell office:value-type="float" office:value="1671446931" calcext:value-type="float">
            <text:p>1671446931</text:p>
          </table:table-cell>
          <table:table-cell office:value-type="float" office:value="1671442786" calcext:value-type="float">
            <text:p>16714427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497.41</text:p>
          </table:table-cell>
          <table:table-cell table:number-columns-repeated="2"/>
          <table:table-cell office:value-type="string" calcext:value-type="string">
            <text:p>Степан Денисович Л.</text:p>
          </table:table-cell>
          <table:table-cell table:number-columns-repeated="9"/>
          <table:table-cell office:value-type="string" calcext:value-type="string">
            <text:p>2022-12-19</text:p>
          </table:table-cell>
          <table:table-cell office:value-type="string" calcext:value-type="string">
            <text:p>Степан Денисович Л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e04557d-801a-4263-9368-7e2afe59eb59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72480" calcext:value-type="float">
            <text:p>167147248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43929911</text:p>
          </table:table-cell>
          <table:table-cell table:number-columns-repeated="3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4c8a375-cf39-4af0-bab5-0d7b08bab199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442810" calcext:value-type="float">
            <text:p>16714428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string" calcext:value-type="string">
            <text:p>1497.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497.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inkoff][reg]-37526959479</text:p>
          </table:table-cell>
          <table:table-cell office:value-type="string" calcext:value-type="string">
            <text:p>[sberbank-online][reg]-0003_000051910693825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Надежда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0210149-0626-4dbe-aaea-25dcdcd2329d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442695" calcext:value-type="float">
            <text:p>167144269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527084192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ffea9949-0103-4a90-9d76-30f1899a71e9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442844" calcext:value-type="float">
            <text:p>167144284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527500030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44684b6-3517-4535-8c48-08b86dd8979a</text:p>
          </table:table-cell>
          <table:table-cell office:value-type="float" office:value="1671446931" calcext:value-type="float">
            <text:p>1671446931</text:p>
          </table:table-cell>
          <table:table-cell office:value-type="float" office:value="1671442810" calcext:value-type="float">
            <text:p>16714428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string" calcext:value-type="string">
            <text:p>1497.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Надежда Л.</text:p>
          </table:table-cell>
          <table:table-cell table:number-columns-repeated="9"/>
          <table:table-cell office:value-type="string" calcext:value-type="string">
            <text:p>2022-12-19</text:p>
          </table:table-cell>
          <table:table-cell office:value-type="string" calcext:value-type="string">
            <text:p>Надежда Л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52ec996-71a0-4a1c-b57c-4b9a50ad9d1c</text:p>
          </table:table-cell>
          <table:table-cell office:value-type="float" office:value="1671623279" calcext:value-type="float">
            <text:p>1671623279</text:p>
          </table:table-cell>
          <table:table-cell office:value-type="float" office:value="1671565447" calcext:value-type="float">
            <text:p>167156544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2056762603</text:p>
          </table:table-cell>
          <table:table-cell table:number-columns-repeated="3"/>
          <table:table-cell office:value-type="string" calcext:value-type="string">
            <text:p>2022-12-2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45b0ad9-f1bc-402b-8114-1b9617b81948</text:p>
          </table:table-cell>
          <table:table-cell office:value-type="float" office:value="1671541114" calcext:value-type="float">
            <text:p>1671541114</text:p>
          </table:table-cell>
          <table:table-cell office:value-type="float" office:value="1671535035" calcext:value-type="float">
            <text:p>167153503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2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0e91f75c-7938-4a45-98a3-d47f95d90550</text:p>
          </table:table-cell>
          <table:table-cell office:value-type="float" office:value="1671541114" calcext:value-type="float">
            <text:p>1671541114</text:p>
          </table:table-cell>
          <table:table-cell office:value-type="float" office:value="1671535034" calcext:value-type="float">
            <text:p>167153503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11"/>
          <table:table-cell office:value-type="string" calcext:value-type="string">
            <text:p>2022-12-2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4f3270fa-b399-4492-818e-0810e47a96ab</text:p>
          </table:table-cell>
          <table:table-cell office:value-type="float" office:value="1671541114" calcext:value-type="float">
            <text:p>1671541114</text:p>
          </table:table-cell>
          <table:table-cell office:value-type="float" office:value="1671535034" calcext:value-type="float">
            <text:p>167153503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88662497</text:p>
          </table:table-cell>
          <table:table-cell table:number-columns-repeated="3"/>
          <table:table-cell office:value-type="string" calcext:value-type="string">
            <text:p>2022-12-2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d0299606-6926-4686-bab1-45aa405e0e00</text:p>
          </table:table-cell>
          <table:table-cell office:value-type="float" office:value="1671623113" calcext:value-type="float">
            <text:p>1671623113</text:p>
          </table:table-cell>
          <table:table-cell office:value-type="float" office:value="1671616548" calcext:value-type="float">
            <text:p>167161654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646148717</text:p>
          </table:table-cell>
          <table:table-cell table:number-columns-repeated="2"/>
          <table:table-cell office:value-type="string" calcext:value-type="string">
            <text:p>2022-12-2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b0bd8c4-801c-42f2-a495-66d6427957e0</text:p>
          </table:table-cell>
          <table:table-cell office:value-type="float" office:value="1671623113" calcext:value-type="float">
            <text:p>1671623113</text:p>
          </table:table-cell>
          <table:table-cell office:value-type="float" office:value="1671616453" calcext:value-type="float">
            <text:p>167161645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646121760</text:p>
          </table:table-cell>
          <table:table-cell table:number-columns-repeated="2"/>
          <table:table-cell office:value-type="string" calcext:value-type="string">
            <text:p>2022-12-2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table:number-columns-repeated="2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formula="of:=SUBTOTAL(2;[.E2:.E198])" office:value-type="float" office:value="0" calcext:value-type="float">
            <text:p>0</text:p>
          </table:table-cell>
          <table:table-cell table:number-columns-repeated="2"/>
          <table:table-cell table:formula="of:=SUBTOTAL(3;[.H2:.H198])" office:value-type="float" office:value="156" calcext:value-type="float">
            <text:p>156</text:p>
          </table:table-cell>
          <table:table-cell table:number-columns-repeated="2"/>
          <table:table-cell table:formula="of:=SUBTOTAL(3;[.K2:.K198])" office:value-type="float" office:value="156" calcext:value-type="float">
            <text:p>156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formula="of:=SUBTOTAL(9;[.H3:.H199])" office:value-type="float" office:value="205300" calcext:value-type="float">
            <text:p>205300</text:p>
          </table:table-cell>
          <table:table-cell table:number-columns-repeated="2"/>
          <table:table-cell table:formula="of:=SUBTOTAL(9;[.K3:.K199])" office:value-type="float" office:value="302298" calcext:value-type="float">
            <text:p>302298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 table:number-columns-repeated="23"/>
          <table:table-cell table:style-name="Default"/>
          <table:table-cell table:number-columns-repeated="6"/>
        </table:table-row>
        <table:table-row table:style-name="ro1">
          <table:table-cell table:number-columns-repeated="10"/>
          <table:table-cell table:formula="of:=[.H200]-[.K200]" office:value-type="float" office:value="-96998" calcext:value-type="float">
            <text:p>-96998</text:p>
          </table:table-cell>
          <table:table-cell table:number-columns-repeated="12"/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data.C1:data.AD197" table:display-filter-buttons="true">
          <table:filter>
            <table:filter-and>
              <table:filter-condition table:field-number="21" table:value="2022-12" table:operator="begins-with"/>
              <table:filter-condition table:field-number="2" table:value="Fals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9T18:29:26.011908428</dc:date>
    <meta:editing-duration>PT9M47S</meta:editing-duration>
    <meta:editing-cycles>1</meta:editing-cycles>
    <meta:document-statistic meta:table-count="1" meta:cell-count="3949" meta:object-count="0"/>
    <meta:generator>LibreOffice/6.4.7.2$Linux_X86_64 LibreOffice_project/40$Build-2</meta:generator>
  </office:meta>
</office:document-meta>
</file>